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text-properties officeooo:rsid="00154724" officeooo:paragraph-rsid="00154724"/>
    </style:style>
    <style:style style:name="P2" style:family="paragraph" style:parent-style-name="Standard">
      <style:text-properties officeooo:rsid="001bc54f" officeooo:paragraph-rsid="001bc54f"/>
    </style:style>
    <style:style style:name="P3" style:family="paragraph" style:parent-style-name="Standard">
      <style:text-properties fo:font-weight="bold" officeooo:rsid="00154724" officeooo:paragraph-rsid="00154724" style:font-weight-asian="bold" style:font-weight-complex="bold"/>
    </style:style>
    <style:style style:name="P4" style:family="paragraph" style:parent-style-name="Standard">
      <style:text-properties fo:font-weight="bold" officeooo:rsid="001bc54f" officeooo:paragraph-rsid="001bc54f" style:font-weight-asian="bold" style:font-weight-complex="bold"/>
    </style:style>
    <style:style style:name="P5" style:family="paragraph" style:parent-style-name="Standard">
      <style:text-properties fo:font-weight="bold" officeooo:rsid="0022d112" officeooo:paragraph-rsid="0022d112" style:font-weight-asian="bold" style:font-weight-complex="bold"/>
    </style:style>
    <style:style style:name="P6" style:family="paragraph" style:parent-style-name="Standard">
      <style:text-properties fo:font-weight="bold" officeooo:rsid="003beca7" officeooo:paragraph-rsid="003beca7" style:font-weight-asian="bold" style:font-weight-complex="bold"/>
    </style:style>
    <style:style style:name="P7" style:family="paragraph" style:parent-style-name="Standard">
      <style:text-properties officeooo:paragraph-rsid="001bc54f"/>
    </style:style>
    <style:style style:name="P8" style:family="paragraph" style:parent-style-name="Standard">
      <style:text-properties officeooo:rsid="001f00ce" officeooo:paragraph-rsid="001f00ce"/>
    </style:style>
    <style:style style:name="P9" style:family="paragraph" style:parent-style-name="Standard">
      <style:text-properties officeooo:rsid="0022d112" officeooo:paragraph-rsid="0022d112"/>
    </style:style>
    <style:style style:name="P10" style:family="paragraph" style:parent-style-name="Standard">
      <style:text-properties officeooo:rsid="0023d590" officeooo:paragraph-rsid="0023d590"/>
    </style:style>
    <style:style style:name="P11" style:family="paragraph" style:parent-style-name="Standard">
      <style:text-properties officeooo:rsid="0025c5c6" officeooo:paragraph-rsid="0025c5c6"/>
    </style:style>
    <style:style style:name="P12" style:family="paragraph" style:parent-style-name="Standard">
      <style:text-properties officeooo:rsid="002a9c34" officeooo:paragraph-rsid="002a9c34"/>
    </style:style>
    <style:style style:name="P13"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54724" officeooo:paragraph-rsid="00154724" style:text-blinking="false" fo:background-color="transparent"/>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54724" officeooo:paragraph-rsid="0040e284" style:text-blinking="false" fo:background-color="transparent"/>
    </style:style>
    <style:style style:name="P15"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3a3f6f" officeooo:paragraph-rsid="003a3f6f" style:text-blinking="false" fo:background-color="transparent"/>
    </style:style>
    <style:style style:name="P1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3a3f6f" officeooo:paragraph-rsid="0040e284" style:text-blinking="false" fo:background-color="transparent"/>
    </style:style>
    <style:style style:name="P17" style:family="paragraph" style:parent-style-name="Standard">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3a3f6f" officeooo:paragraph-rsid="0040e284" style:text-blinking="false" fo:background-color="transparen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f70a1" style:text-blinking="false" fo:background-color="transparent"/>
    </style:style>
    <style:style style:name="P2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f70a1" style:text-blinking="false" fo:background-color="transparent"/>
    </style:style>
    <style:style style:name="P2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54724" officeooo:paragraph-rsid="00154724" style:text-blinking="false" fo:background-color="transparent" style:font-weight-asian="bold" style:font-weight-complex="bold"/>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4"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188038" loext:opacity="100%" style:text-line-through-style="none" style:text-line-through-type="none" style:font-name="Roboto Mono" fo:font-size="11pt" fo:font-style="normal" style:text-underline-style="none" fo:font-weight="normal" style:text-blinking="false" fo:background-color="transparent"/>
    </style:style>
    <style:style style:name="P25" style:family="paragraph" style:parent-style-name="Text_20_body">
      <style:paragraph-properties fo:margin-top="0in" fo:margin-bottom="0in" style:contextual-spacing="false" fo:line-height="138%" style:writing-mode="lr-tb"/>
    </style:style>
    <style:style style:name="P26" style:family="paragraph" style:parent-style-name="Preformatted_20_Text">
      <style:paragraph-properties fo:margin-top="0in" fo:margin-bottom="0.1965in" style:contextual-spacing="false"/>
    </style:style>
    <style:style style:name="P27" style:family="paragraph" style:parent-style-name="Preformatted_20_Text">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42393" officeooo:paragraph-rsid="00542393" style:text-blinking="false" fo:background-color="transparent"/>
    </style:style>
    <style:style style:name="P28"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52e13e" officeooo:paragraph-rsid="0040e284" style:text-blinking="false" fo:background-color="transparent"/>
    </style:style>
    <style:style style:name="P29"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f70a1" style:text-blinking="false" fo:background-color="transparent"/>
    </style:style>
    <style:style style:name="P3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542393" officeooo:paragraph-rsid="00542393" style:text-blinking="false" fo:background-color="transparent"/>
    </style:style>
    <style:style style:name="P37"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T1" style:family="text">
      <style:text-properties officeooo:rsid="0015df1f"/>
    </style:style>
    <style:style style:name="T2" style:family="text">
      <style:text-properties officeooo:rsid="001bc54f"/>
    </style:style>
    <style:style style:name="T3" style:family="text">
      <style:text-properties officeooo:rsid="001d5da8"/>
    </style:style>
    <style:style style:name="T4" style:family="text">
      <style:text-properties officeooo:rsid="00203c9a"/>
    </style:style>
    <style:style style:name="T5" style:family="text">
      <style:text-properties officeooo:rsid="0020e03f"/>
    </style:style>
    <style:style style:name="T6" style:family="text">
      <style:text-properties officeooo:rsid="0022d112"/>
    </style:style>
    <style:style style:name="T7" style:family="text">
      <style:text-properties officeooo:rsid="00247c48"/>
    </style:style>
    <style:style style:name="T8" style:family="text">
      <style:text-properties officeooo:rsid="002ad7d2"/>
    </style:style>
    <style:style style:name="T9" style:family="text">
      <style:text-properties fo:font-weight="bold" style:font-weight-asian="bold" style:font-weight-complex="bold"/>
    </style:style>
    <style:style style:name="T10" style:family="text">
      <style:text-properties officeooo:rsid="0038a29c"/>
    </style:style>
    <style:style style:name="T11" style:family="text">
      <style:text-properties style:font-name="Arial" fo:font-size="11pt" fo:font-style="normal" fo:font-weight="normal"/>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5" style:family="text">
      <style:text-properties officeooo:rsid="003e7e8b"/>
    </style:style>
    <style:style style:name="T16" style:family="text">
      <style:text-properties officeooo:rsid="00154724"/>
    </style:style>
    <style:style style:name="T17" style:family="text">
      <style:text-properties officeooo:rsid="00424f30"/>
    </style:style>
    <style:style style:name="T18" style:family="text">
      <style:text-properties officeooo:rsid="0048f68d"/>
    </style:style>
    <style:style style:name="T19" style:family="text">
      <style:text-properties officeooo:rsid="00514aea"/>
    </style:style>
    <style:style style:name="T20" style:family="text">
      <style:text-properties officeooo:rsid="00568ecf"/>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TAN installation</text:p>
      <text:p text:style-name="P3"/>
      <text:p text:style-name="P3"/>
      <text:p text:style-name="P22"><text:bookmark text:name="docs-internal-guid-1b0a73e2-7fff-5668-497e-3d58589d0acb"/>1 ) Create a conda/<text:span text:style-name="T15">miniconda</text:span> environment with python 3.10</text:p>
      <text:p text:style-name="Text_20_body"/>
      <text:p text:style-name="P18">wget https://repo.anaconda.com/archive/Anaconda3-2023.03-1-Linux-x86_64.sh</text:p>
      <text:p text:style-name="P18">bash ….</text:p>
      <text:p text:style-name="Text_20_body"/>
      <text:p text:style-name="P23">    <text:span text:style-name="T11">Add channels to conda to download the libraries</text:span></text:p>
      <text:p text:style-name="P18"><text:tab/>conda config --add channels conda-forge</text:p>
      <text:p text:style-name="P24">conda config --add channels open3d-admin</text:p>
      <text:p text:style-name="Text_20_body"/>
      <text:p text:style-name="P18">2 ) Clone TITAN repository and checkout to the most recent version</text:p>
      <text:p text:style-name="Text_20_body"/>
      <text:p text:style-name="P18">3) Install mamba)</text:p>
      <text:p text:style-name="P25"><text:span text:style-name="T12">  </text:span><text:span text:style-name="T13">conda install -c conda-forge mamba=1.4.4</text:span></text:p>
      <text:p text:style-name="Text_20_body"/>
      <text:p text:style-name="P18">4 ) Install libraries using mamba</text:p>
      <text:p text:style-name="P19">mamba install fenics=2019.1.0=py310hff52083_34 (build working)</text:p>
      <text:p text:style-name="Text_20_body"/>
      <text:p text:style-name="P18">5 ) I<text:span text:style-name="T17">ns</text:span>tall remaining libraries using pip</text:p>
      <text:p text:style-name="P28">pip3 install numpy==1.25.0; pip3 install pandas==1.5.3; pip3 install meshio==5.3.4; pip3 install scipy==1.10.1; pip3 install pyglet==1.5.27; pip3 install vtk==9.2.6; pip3 install sympy==1.12; pip3 install pymap3d==3.0.1; pip3 install lxml==4.9.4; pip3 install bs4; pip3 install scikit-build<text:span text:style-name="T20">==0.17.6</text:span>; pip3 install pytest; pip install open3d==0.17.0; pip install gmsh==4.10.5; pip install python-fcl; pip install trimesh; pip3 install h5py; pip3 install embreex; pip3 install vg</text:p>
      <text:p text:style-name="Text_20_body"/>
      <text:p text:style-name="P18">6 ) Install library for unit testing</text:p>
      <text:p text:style-name="P18">mamba install pytest</text:p>
      <text:list text:style-name="L1">
        <text:list-item>
          <text:p text:style-name="P29">To run pytest, use python -m pytest -s Tests/Regression at TITAN root folder</text:p>
        </text:list-item>
      </text:list>
      <text:p text:style-name="Text_20_body"/>
      <text:p text:style-name="P25"><text:span text:style-name="T13">7)  Install mutation++ library for anaconda (</text:span><text:a xlink:type="simple" xlink:href="https://github.com/mutationpp/Mutationpp/blob/master/docs/installation.md#top" text:style-name="Internet_20_link" text:visited-style-name="Visited_20_Internet_20_Link"><text:span text:style-name="T14">https://github.com/mutationpp/Mutationpp/blob/master/docs/installation.md#top</text:span></text:a><text:span text:style-name="T13">)</text:span></text:p>
      <text:p text:style-name="P18">https://www.theserverside.com/blog/Coffee-Talk-Java-News-Stories-and-Opinions/How-to-clone-a-git-repository-with-submodules-init-and-update</text:p>
      <text:p text:style-name="Text_20_body"/>
      <text:list text:style-name="L2">
        <text:list-item>
          <text:p text:style-name="P30">git clone</text:p>
        </text:list-item>
        <text:list-item>
          <text:p text:style-name="P30">run cmake</text:p>
        </text:list-item>
        <text:list-item>
          <text:p text:style-name="P30">(clone pybind at th thirdparty folder)</text:p>
        </text:list-item>
        <text:list-item>
          <text:p text:style-name="P30">install python api for mutationpp</text:p>
          <text:list>
            <text:list-item>
              <text:p text:style-name="P30"><text:soft-page-break/>mamba install scikit-build=0.17.6</text:p>
            </text:list-item>
            <text:list-item>
              <text:p text:style-name="P30">root folder → python setup.py build <text:span text:style-name="T19">(root folder i.e. /Mutationpp)</text:span></text:p>
            </text:list-item>
            <text:list-item>
              <text:p text:style-name="P30">python setup.py install</text:p>
            </text:list-item>
          </text:list>
        </text:list-item>
      </text:list>
      <text:p text:style-name="Text_20_body"/>
      <text:p text:style-name="P18">8) Install SU2 </text:p>
      <text:list text:style-name="L3">
        <text:list-item>
          <text:p text:style-name="P31">git clone</text:p>
        </text:list-item>
        <text:list-item>
          <text:p text:style-name="P31">(git checkout f4fee7fece8eaeadc4e7be1f1d2be570a251028e)</text:p>
        </text:list-item>
        <text:list-item>
          <text:p text:style-name="P37">  <text:span text:style-name="T11">meson.py and ninja</text:span></text:p>
        </text:list-item>
        <text:list-item>
          <text:p text:style-name="P31">add LD_libary_path of mutation to the bashrc file</text:p>
        </text:list-item>
      </text:list>
      <text:p text:style-name="Text_20_body"/>
      <text:p text:style-name="P18">9) Create Executables folder in TITAN</text:p>
      <text:list text:style-name="L4">
        <text:list-item>
          <text:p text:style-name="P32">Link mpirun → mpirun_SU2</text:p>
        </text:list-item>
        <text:list-item>
          <text:p text:style-name="P32">Link SU2_CFD</text:p>
        </text:list-item>
        <text:list-item>
          <text:p text:style-name="P32">copy titan_utilities content to Executables (feflo, amg_bloom, su2io)</text:p>
        </text:list-item>
        <text:list-item>
          <text:p text:style-name="P32">Install su2io in python (setuptools==60.7.0 → recent setuptools not working)</text:p>
        </text:list-item>
        <text:list-item>
          <text:p text:style-name="P32">pip install -e su2io/su2gmf</text:p>
        </text:list-item>
        <text:list-item>
          <text:p text:style-name="P32">Need to install swig locally</text:p>
        </text:list-item>
      </text:list>
      <text:p text:style-name="P35"/>
      <text:p text:style-name="P36">10) for PATO</text:p>
      <text:p text:style-name="P36"/>
      <text:p text:style-name="P27">conda config --add channels conda-forge </text:p>
      <text:p text:style-name="Preformatted_20_Text">conda config --add channels pato.devel </text:p>
      <text:p text:style-name="Preformatted_20_Text">conda config --set channel_priority strict </text:p>
      <text:p text:style-name="P26">conda create -y --name pato -c conda-forge -c pato.devel pato</text:p>
      <text:p text:style-name="P36"/>
      <text:p text:style-name="P3"/>
      <text:p text:style-name="P3"/>
      <text:p text:style-name="P3"/>
      <text:p text:style-name="P3">----------------------</text:p>
      <text:p text:style-name="P1"/>
      <text:p text:style-name="P1">github: https://github.com/strath-ace/TITAN/tree/mod_facets_aero</text:p>
      <text:p text:style-name="P1"/>
      <text:p text:style-name="P1">stable branch: mod_facets aero</text:p>
      <text:p text:style-name="P1"/>
      <text:p text:style-name="P1">updated documentation: https://docs.google.com/document/d/1g6rjeXsFy_qSxsV34-</text:p>
      <text:p text:style-name="P1">_lGpjSaGgKVRO0_bRYriT8jUM/edit</text:p>
      <text:p text:style-name="P1"/>
      <text:p text:style-name="P1"><text:tab/>mamba install lxml==4.9.4 <text:span text:style-name="T1">instead of </text:span></text:p>
      <text:p text:style-name="P1"><text:tab/>mamba install lxml==4.9.<text:span text:style-name="T1">2</text:span>4</text:p>
      <text:p text:style-name="P1"/>
      <text:p text:style-name="P1">pip install open3d==0.17.0</text:p>
      <text:p text:style-name="P13"><text:bookmark text:name="docs-internal-guid-99c3dc7d-7fff-965f-c6ac-6e5435ca6a96"/>pip install gmsh<text:span text:style-name="T10">==</text:span>4.10.5</text:p>
      <text:p text:style-name="P13"/>
      <text:p text:style-name="P15">for collisions:</text:p>
      <text:p text:style-name="P15">pip install python-fcl</text:p>
      <text:p text:style-name="P1"><text:soft-page-break/></text:p>
      <text:p text:style-name="P1"/>
      <text:p text:style-name="P1"/>
      <text:p text:style-name="P4">About partial catalicity:</text:p>
      <text:p text:style-name="P7"><text:a xlink:type="simple" xlink:href="https://fast-aero.slack.com/team/U03RTFJC1K8" office:target-frame-name="_blank" xlink:show="new" text:style-name="Internet_20_link" text:visited-style-name="Visited_20_Internet_20_Link"><text:span text:style-name="T2">@Julie Graham</text:span></text:a><text:span text:style-name="T2"> </text:span><text:a xlink:type="simple" xlink:href="https://fast-aero.slack.com/team/U012L2LB35E" office:target-frame-name="_blank" xlink:show="new" text:style-name="Internet_20_link" text:visited-style-name="Visited_20_Internet_20_Link"><text:span text:style-name="T2">@Catarina Garbacz</text:span></text:a><text:span text:style-name="T2"> This may be useful for your work. The ESTIMATE database has been recently updated. Some materials seem to have been calibrated through the MADRE project, but most importantly, the catalycity factor has been introduced. Last year I prepared TITAN to run partial catalytic wall, so you can take advantage of the ESTIMATE for this matter. </text:span>Here is the file. Should work by just replacing this  one with the one already in the TITAN folder. <text:span text:style-name="T3">Check file in TITAN/material_database_new.xml</text:span></text:p>
      <text:p text:style-name="P7"/>
      <text:p text:style-name="P7"/>
      <text:p text:style-name="P5">Mod-Facets-Aero branch:</text:p>
      <text:p text:style-name="P9"/>
      <text:p text:style-name="P8">Catalicity → <text:span text:style-name="T6">eq. Fay Riddel with Goulard coeff correction; </text:span>implemented but not tested/validated</text:p>
      <text:p text:style-name="P8">Lumped mass body → element (heat conduction missing for accuracy, possibly from fenics; possibly from splitting 1 body into s<text:span text:style-name="T4">e</text:span>veral components, getting the contact <text:span text:style-name="T5">a</text:span>rea and computing heat conduction between them, <text:span text:style-name="T5">for each element receiving energy from surrounding elements</text:span> <text:span text:style-name="T5">based on previous iteration</text:span>)</text:p>
      <text:p text:style-name="P10">Mass loss due to melting/ablation is just “in theory”, shape does not change, <text:span text:style-name="T7">since it’s lumped mass model for the whole component</text:span></text:p>
      <text:p text:style-name="P9">Tetra ablation (if there were tetra ablating doe to melting, also low-fid) and surface smoothing (CFD)</text:p>
      <text:p text:style-name="P9">Validation of dynamics – RK4 better than Euler in general</text:p>
      <text:p text:style-name="P11">Thresholds – limit rotational acceleration; body &lt; 50g means demised;</text:p>
      <text:p text:style-name="P11"/>
      <text:p text:style-name="P12"><text:span text:style-name="T9">Meeting with Christina </text:span>– <text:span text:style-name="T8">CFD mesh with a crazy number of nodes, main branch, Multibody.txt, that does not occur on our end</text:span></text:p>
      <text:p text:style-name="P12"/>
      <text:p text:style-name="P6">DYNAMICS BUG FIX</text:p>
      <text:p text:style-name="P12">linha 224 do dynamics.pyFaero_I = R_B_ECEF.apply(np.array(assembly.body_force.force))    Fgrav_I = np.array([agrav_u,agrav_v,agrav_w])<text:line-break/>    Fcoreolis_I = -np.cross(np.array([0,0,wE]), np.cross(np.array([0,0,wE]), assembly.position))<text:line-break/>    Fcentrif_I  = -2*np.cross(np.array([0,0,wE]), assembly.velocity)    #For ECI, we need to work with the epochs to convert from ECEF to ECI -&gt; To obtain Latitude, Longitude and Altitude<text:line-break/>    #pymap3d has the functions we need    dx = assembly.velocity<text:line-break/>    dv = (Faero_I/assembly.mass + Fgrav_I + Fcoreolis_I + Fcentrif_I)</text:p>
      <text:p text:style-name="P8"/>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1:10:41.907603140</meta:creation-date>
    <dc:date>2024-08-19T17:59:26.123082790</dc:date>
    <meta:editing-duration>P13DT11H30M20S</meta:editing-duration>
    <meta:editing-cycles>48</meta:editing-cycles>
    <meta:generator>LibreOffice/24.2.5.2$Linux_X86_64 LibreOffice_project/420$Build-2</meta:generator>
    <meta:document-statistic meta:table-count="0" meta:image-count="0" meta:object-count="0" meta:page-count="3" meta:paragraph-count="66" meta:word-count="611" meta:character-count="4645" meta:non-whitespace-character-count="4077"/>
  </office:meta>
</office:document-meta>
</file>